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A12C8174216245D7.png" manifest:media-type="image/png"/>
  <manifest:file-entry manifest:full-path="Pictures/10000000000003800000008D6AFBDD538C7564EA.png" manifest:media-type="image/png"/>
  <manifest:file-entry manifest:full-path="Pictures/100000000000055600000300F25C82BD39C78363.png" manifest:media-type="image/png"/>
  <manifest:file-entry manifest:full-path="Pictures/100000000000055600000300B0FDB7EDFB7F48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985a" officeooo:paragraph-rsid="001a985a"/>
    </style:style>
    <style:style style:name="P2" style:family="paragraph" style:parent-style-name="Standard">
      <style:text-properties officeooo:rsid="001a985a" officeooo:paragraph-rsid="001a98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5</text:p>
      <text:p text:style-name="P1"/>
      <text:p text:style-name="P1"><draw:frame draw:style-name="fr1" draw:name="Figura1" text:anchor-type="paragraph" svg:width="17cm" svg:height="2.674cm" draw:z-index="0"><draw:image xlink:href="Pictures/10000000000003800000008D6AFBDD538C7564EA.png" xlink:type="simple" xlink:show="embed" xlink:actuate="onLoad"/></draw:frame></text:p>
      <text:p text:style-name="P1"><draw:frame draw:style-name="fr1" draw:name="Figura5" text:anchor-type="paragraph" svg:width="17cm" svg:height="9.557cm" draw:z-index="1"><draw:image xlink:href="Pictures/100000000000055600000300A12C8174216245D7.png" xlink:type="simple" xlink:show="embed" xlink:actuate="onLoad"/></draw:frame></text:p>
      <text:p text:style-name="P1"><draw:frame draw:style-name="fr1" draw:name="Figura2" text:anchor-type="paragraph" svg:width="17cm" svg:height="9.557cm" draw:z-index="2"><draw:image xlink:href="Pictures/100000000000055600000300F25C82BD39C78363.png" xlink:type="simple" xlink:show="embed" xlink:actuate="onLoad"/></draw:frame></text:p>
      <text:p text:style-name="P1"/>
      <text:p text:style-name="P1"><draw:frame draw:style-name="fr2" draw:name="Figura3" text:anchor-type="paragraph" svg:width="17cm" svg:height="9.557cm" draw:z-index="3"><draw:image xlink:href="Pictures/100000000000055600000300B0FDB7EDFB7F484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6:08.141000000</meta:creation-date>
    <dc:date>2018-03-02T13:22:29.336000000</dc:date>
    <meta:editing-duration>PT1M12S</meta:editing-duration>
    <meta:editing-cycles>2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1" meta:character-count="7" meta:non-whitespace-character-count="7"/>
  </office:meta>
</office:document-meta>
</file>